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2011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20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2011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5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9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cm"/>
    </style:style>
    <style:style style:name="ce10" style:family="table-cell" style:parent-style-name="Default" style:data-style-name="N111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11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14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5" style:family="table-cell" style:parent-style-name="Default" style:data-style-name="N11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cm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5" style:family="table-cell" style:parent-style-name="Default" style:data-style-name="N106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27" style:family="table-cell" style:parent-style-name="Default" style:data-style-name="N106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29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33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">
      <style:table-cell-properties style:text-align-source="fix" style:repeat-content="false" fo:border="0.99pt solid #000000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3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Elsevie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2" office:value-type="float" office:value="1" calcext:value-type="float">
            <text:p>1.000</text:p>
          </table:table-cell>
          <table:table-cell table:style-name="ce2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3" table:formula="of:=AVERAGE([.A2:.A18])" office:value-type="float" office:value="0.991428571428571" calcext:value-type="float">
            <text:p>0,99</text:p>
          </table:table-cell>
          <table:table-cell table:style-name="ce23" table:formula="of:=AVERAGE([.B2:.B18])" office:value-type="float" office:value="0.991428571428571" calcext:value-type="float">
            <text:p>0,99</text:p>
          </table:table-cell>
          <table:table-cell table:style-name="ce23" table:formula="of:=AVERAGE([.C2:.C18])" office:value-type="float" office:value="0.966111111111111" calcext:value-type="float">
            <text:p>0,97</text:p>
          </table:table-cell>
          <table:table-cell table:style-name="ce23" table:formula="of:=AVERAGE([.F4:.H4])" office:value-type="float" office:value="0.982989417989418" calcext:value-type="float">
            <text:p>0,9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4" table:formula="of:=STDEV([.A2:.A18])" office:value-type="float" office:value="0.0192842445060158" calcext:value-type="float">
            <text:p>0,02</text:p>
          </table:table-cell>
          <table:table-cell table:style-name="ce24" table:formula="of:=STDEV([.B2:.B18])" office:value-type="float" office:value="0.0192842445060158" calcext:value-type="float">
            <text:p>0,02</text:p>
          </table:table-cell>
          <table:table-cell table:style-name="ce24" table:formula="of:=STDEV([.C2:.C18])" office:value-type="float" office:value="0.0320554803408381" calcext:value-type="float">
            <text:p>0,03</text:p>
          </table:table-cell>
          <table:table-cell table:style-name="ce32" table:formula="of:=STDEV([.F4:.H4])" office:value-type="float" office:value="0.0146170425294834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5"/>
          <table:table-cell/>
          <table:table-cell table:style-name="ce25" table:formula="of:=[.F3]*([.F4]-[.$I$4])^2" office:value-type="float" office:value="0.000712193107695739" calcext:value-type="float">
            <text:p>0,0007</text:p>
          </table:table-cell>
          <table:table-cell table:style-name="ce27" table:formula="of:=[.G3]*([.G4]-[.$I$4])^2" office:value-type="float" office:value="0.000712193107695739" calcext:value-type="float">
            <text:p>0,0007</text:p>
          </table:table-cell>
          <table:table-cell table:style-name="ce29" table:formula="of:=[.H3]*([.H4]-[.$I$4])^2" office:value-type="float" office:value="0.00284877243078303" calcext:value-type="float">
            <text:p>0,0028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0427315864617451" calcext:value-type="float">
            <text:p>0,0043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16666666666667" calcext:value-type="float">
            <text:p>0.917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4" office:value-type="float" office:value="1" calcext:value-type="float">
            <text:p>1.000</text:p>
          </table:table-cell>
          <table:table-cell table:style-name="ce4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ce26" table:formula="of:=[.A21]" office:value-type="float" office:value="0.0032734693877551" calcext:value-type="float">
            <text:p>0</text:p>
          </table:table-cell>
          <table:table-cell table:style-name="ce28" table:formula="of:=[.B21]" office:value-type="float" office:value="0.0032734693877551" calcext:value-type="float">
            <text:p>0</text:p>
          </table:table-cell>
          <table:table-cell table:style-name="ce30" table:formula="of:=[.C21]" office:value-type="float" office:value="0.00921063869992438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157575774754346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200307361216091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213657932308726" calcext:value-type="float">
            <text:p>0,0021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0583613980571651" calcext:value-type="float">
            <text:p>0,0006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3.66094609487331" calcext:value-type="float">
            <text:p>3,66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8" table:formula="of:=SUM([.A22:.A37])" office:value-type="float" office:value="0.0032734693877551" calcext:value-type="float">
            <text:p>0,003</text:p>
          </table:table-cell>
          <table:table-cell table:style-name="ce13" table:formula="of:=SUM([.B22:.B37])" office:value-type="float" office:value="0.0032734693877551" calcext:value-type="float">
            <text:p>0,003</text:p>
          </table:table-cell>
          <table:table-cell table:style-name="ce17" table:formula="of:=SUM([.C22:.C37])" office:value-type="float" office:value="0.00921063869992438" calcext:value-type="float">
            <text:p>0,009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0734693877551019" calcext:value-type="float">
            <text:p>0,000073</text:p>
          </table:table-cell>
          <table:table-cell table:style-name="ce14" table:formula="of:=([.B2]-[.G$4])^2" office:value-type="float" office:value="0.0000734693877551019" calcext:value-type="float">
            <text:p>0,000073</text:p>
          </table:table-cell>
          <table:table-cell table:style-name="ce18" table:formula="of:=([.C2]-[.H$4])^2" office:value-type="float" office:value="0.0000282753842277612" calcext:value-type="float">
            <text:p>0,000028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0734693877551019" calcext:value-type="float">
            <text:p>0,000073</text:p>
          </table:table-cell>
          <table:table-cell table:style-name="ce15" table:formula="of:=([.B3]-[.G$4])^2" office:value-type="float" office:value="0.0000734693877551019" calcext:value-type="float">
            <text:p>0,000073</text:p>
          </table:table-cell>
          <table:table-cell table:style-name="ce19" table:formula="of:=([.C3]-[.H$4])^2" office:value-type="float" office:value="0.000540747039556555" calcext:value-type="float">
            <text:p>0,000541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00734693877551019" calcext:value-type="float">
            <text:p>0,000073</text:p>
          </table:table-cell>
          <table:table-cell table:style-name="ce15" table:formula="of:=([.B4]-[.G$4])^2" office:value-type="float" office:value="0.0000734693877551019" calcext:value-type="float">
            <text:p>0,000073</text:p>
          </table:table-cell>
          <table:table-cell table:style-name="ce19" table:formula="of:=([.C4]-[.H$4])^2" office:value-type="float" office:value="0.00114845679012345" calcext:value-type="float">
            <text:p>0,001148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235918367346937" calcext:value-type="float">
            <text:p>0,002359</text:p>
          </table:table-cell>
          <table:table-cell table:style-name="ce15" table:formula="of:=([.B5]-[.G$4])^2" office:value-type="float" office:value="0.00235918367346937" calcext:value-type="float">
            <text:p>0,002359</text:p>
          </table:table-cell>
          <table:table-cell table:style-name="ce19" table:formula="of:=([.C5]-[.H$4])^2" office:value-type="float" office:value="0.00114845679012345" calcext:value-type="float">
            <text:p>0,001148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400000000000014" calcext:value-type="float">
            <text:p>0,000400</text:p>
          </table:table-cell>
          <table:table-cell table:style-name="ce15" table:formula="of:=([.B6]-[.G$4])^2" office:value-type="float" office:value="0.000400000000000014" calcext:value-type="float">
            <text:p>0,000400</text:p>
          </table:table-cell>
          <table:table-cell table:style-name="ce19" table:formula="of:=([.C6]-[.H$4])^2" office:value-type="float" office:value="0.00114845679012345" calcext:value-type="float">
            <text:p>0,001148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0734693877551019" calcext:value-type="float">
            <text:p>0,000073</text:p>
          </table:table-cell>
          <table:table-cell table:style-name="ce15" table:formula="of:=([.B7]-[.G$4])^2" office:value-type="float" office:value="0.0000734693877551019" calcext:value-type="float">
            <text:p>0,000073</text:p>
          </table:table-cell>
          <table:table-cell table:style-name="ce19" table:formula="of:=([.C7]-[.H$4])^2" office:value-type="float" office:value="0.0000282753842277612" calcext:value-type="float">
            <text:p>0,000028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0734693877551019" calcext:value-type="float">
            <text:p>0,000073</text:p>
          </table:table-cell>
          <table:table-cell table:style-name="ce15" table:formula="of:=([.B8]-[.G$4])^2" office:value-type="float" office:value="0.0000734693877551019" calcext:value-type="float">
            <text:p>0,000073</text:p>
          </table:table-cell>
          <table:table-cell table:style-name="ce19" table:formula="of:=([.C8]-[.H$4])^2" office:value-type="float" office:value="0.00268587175610988" calcext:value-type="float">
            <text:p>0,002686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00734693877551019" calcext:value-type="float">
            <text:p>0,000073</text:p>
          </table:table-cell>
          <table:table-cell table:style-name="ce15" table:formula="of:=([.B9]-[.G$4])^2" office:value-type="float" office:value="0.0000734693877551019" calcext:value-type="float">
            <text:p>0,000073</text:p>
          </table:table-cell>
          <table:table-cell table:style-name="ce19" table:formula="of:=([.C9]-[.H$4])^2" office:value-type="float" office:value="0.0000373456790123438" calcext:value-type="float">
            <text:p>0,000037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00734693877551019" calcext:value-type="float">
            <text:p>0,000073</text:p>
          </table:table-cell>
          <table:table-cell table:style-name="ce16" table:formula="of:=([.B10]-[.G$4])^2" office:value-type="float" office:value="0.0000734693877551019" calcext:value-type="float">
            <text:p>0,000073</text:p>
          </table:table-cell>
          <table:table-cell table:style-name="ce20" table:formula="of:=([.C10]-[.H$4])^2" office:value-type="float" office:value="0.00244475308641972" calcext:value-type="float">
            <text:p>0,002445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JML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2" office:value-type="float" office:value="0.971428571428571" calcext:value-type="float">
            <text:p>0.971</text:p>
          </table:table-cell>
          <table:table-cell table:number-columns-repeated="2" table:style-name="ce2" office:value-type="float" office:value="1" calcext:value-type="float">
            <text:p>1.000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3" table:formula="of:=AVERAGE([.A2:.A18])" office:value-type="float" office:value="0.980238095238095" calcext:value-type="float">
            <text:p>0,98</text:p>
          </table:table-cell>
          <table:table-cell table:style-name="ce23" table:formula="of:=AVERAGE([.B2:.B18])" office:value-type="float" office:value="0.985873015873016" calcext:value-type="float">
            <text:p>0,99</text:p>
          </table:table-cell>
          <table:table-cell table:style-name="ce23" table:formula="of:=AVERAGE([.C2:.C18])" office:value-type="float" office:value="0.972063492063492" calcext:value-type="float">
            <text:p>0,97</text:p>
          </table:table-cell>
          <table:table-cell table:style-name="ce23" table:formula="of:=AVERAGE([.F4:.H4])" office:value-type="float" office:value="0.979391534391534" calcext:value-type="float">
            <text:p>0,9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23215548134926" calcext:value-type="float">
            <text:p>0,02</text:p>
          </table:table-cell>
          <table:table-cell table:style-name="ce24" table:formula="of:=STDEV([.B2:.B18])" office:value-type="float" office:value="0.0239729838705226" calcext:value-type="float">
            <text:p>0,02</text:p>
          </table:table-cell>
          <table:table-cell table:style-name="ce24" table:formula="of:=STDEV([.C2:.C18])" office:value-type="float" office:value="0.0346465918579367" calcext:value-type="float">
            <text:p>0,03</text:p>
          </table:table-cell>
          <table:table-cell table:style-name="ce32" table:formula="of:=STDEV([.F4:.H4])" office:value-type="float" office:value="0.00694357515345293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3"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5" table:formula="of:=[.F3]*([.F4]-[.$I$4])^2" office:value-type="float" office:value="0.0000071666526693005" calcext:value-type="float">
            <text:p>0,0000</text:p>
          </table:table-cell>
          <table:table-cell table:style-name="ce27" table:formula="of:=[.G3]*([.G4]-[.$I$4])^2" office:value-type="float" office:value="0.00042009602194788" calcext:value-type="float">
            <text:p>0,0004</text:p>
          </table:table-cell>
          <table:table-cell table:style-name="ce29" table:formula="of:=[.H3]*([.H4]-[.$I$4])^2" office:value-type="float" office:value="0.000537002043615795" calcext:value-type="float">
            <text:p>0,0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00964264718232976" calcext:value-type="float">
            <text:p>0,0010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44444444444444" calcext:value-type="float">
            <text:p>0.94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4" office:value-type="float" office:value="0.972222222222222" calcext:value-type="float">
            <text:p>0.972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ce26" table:formula="of:=[.A21]" office:value-type="float" office:value="0.00478640085663897" calcext:value-type="float">
            <text:p>0</text:p>
          </table:table-cell>
          <table:table-cell table:style-name="ce28" table:formula="of:=[.B21]" office:value-type="float" office:value="0.00497276392038299" calcext:value-type="float">
            <text:p>0</text:p>
          </table:table-cell>
          <table:table-cell table:style-name="ce30" table:formula="of:=[.C21]" office:value-type="float" office:value="0.00773466868228772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174938334593097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184580981775427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0482132359116488" calcext:value-type="float">
            <text:p>0,0005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064791975775221" calcext:value-type="float">
            <text:p>0,0006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0.744123563678813" calcext:value-type="float">
            <text:p>0,74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8" table:formula="of:=SUM([.A22:.A37])" office:value-type="float" office:value="0.00478640085663897" calcext:value-type="float">
            <text:p>0,005</text:p>
          </table:table-cell>
          <table:table-cell table:style-name="ce13" table:formula="of:=SUM([.B22:.B37])" office:value-type="float" office:value="0.00497276392038299" calcext:value-type="float">
            <text:p>0,005</text:p>
          </table:table-cell>
          <table:table-cell table:style-name="ce17" table:formula="of:=SUM([.C22:.C37])" office:value-type="float" office:value="0.00773466868228772" calcext:value-type="float">
            <text:p>0,008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077607709750573" calcext:value-type="float">
            <text:p>0,000078</text:p>
          </table:table-cell>
          <table:table-cell table:style-name="ce14" table:formula="of:=([.B2]-[.G$4])^2" office:value-type="float" office:value="0.000199571680524064" calcext:value-type="float">
            <text:p>0,000200</text:p>
          </table:table-cell>
          <table:table-cell table:style-name="ce18" table:formula="of:=([.C2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390532879818594" calcext:value-type="float">
            <text:p>0,000391</text:p>
          </table:table-cell>
          <table:table-cell table:style-name="ce15" table:formula="of:=([.B3]-[.G$4])^2" office:value-type="float" office:value="0.000199571680524064" calcext:value-type="float">
            <text:p>0,000200</text:p>
          </table:table-cell>
          <table:table-cell table:style-name="ce19" table:formula="of:=([.C3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139733560090701" calcext:value-type="float">
            <text:p>0,001397</text:p>
          </table:table-cell>
          <table:table-cell table:style-name="ce15" table:formula="of:=([.B4]-[.G$4])^2" office:value-type="float" office:value="0.00185036533131769" calcext:value-type="float">
            <text:p>0,001850</text:p>
          </table:table-cell>
          <table:table-cell table:style-name="ce19" table:formula="of:=([.C4]-[.H$4])^2" office:value-type="float" office:value="0.00000040312421264833" calcext:value-type="float">
            <text:p>0,000000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077607709750573" calcext:value-type="float">
            <text:p>0,000078</text:p>
          </table:table-cell>
          <table:table-cell table:style-name="ce15" table:formula="of:=([.B5]-[.G$4])^2" office:value-type="float" office:value="0.000208641975308649" calcext:value-type="float">
            <text:p>0,000209</text:p>
          </table:table-cell>
          <table:table-cell table:style-name="ce19" table:formula="of:=([.C5]-[.H$4])^2" office:value-type="float" office:value="0.00000040312421264833" calcext:value-type="float">
            <text:p>0,000000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390532879818594" calcext:value-type="float">
            <text:p>0,000391</text:p>
          </table:table-cell>
          <table:table-cell table:style-name="ce15" table:formula="of:=([.B6]-[.G$4])^2" office:value-type="float" office:value="0.000199571680524064" calcext:value-type="float">
            <text:p>0,000200</text:p>
          </table:table-cell>
          <table:table-cell table:style-name="ce19" table:formula="of:=([.C6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390532879818594" calcext:value-type="float">
            <text:p>0,000391</text:p>
          </table:table-cell>
          <table:table-cell table:style-name="ce15" table:formula="of:=([.B7]-[.G$4])^2" office:value-type="float" office:value="0.000199571680524064" calcext:value-type="float">
            <text:p>0,000200</text:p>
          </table:table-cell>
          <table:table-cell table:style-name="ce19" table:formula="of:=([.C7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accetto" calcext:value-type="string">
            <text:p>accet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390532879818594" calcext:value-type="float">
            <text:p>0,000391</text:p>
          </table:table-cell>
          <table:table-cell table:style-name="ce15" table:formula="of:=([.B8]-[.G$4])^2" office:value-type="float" office:value="0.000199571680524064" calcext:value-type="float">
            <text:p>0,000200</text:p>
          </table:table-cell>
          <table:table-cell table:style-name="ce19" table:formula="of:=([.C8]-[.H$4])^2" office:value-type="float" office:value="0.000780448475686576" calcext:value-type="float">
            <text:p>0,00078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0390532879818594" calcext:value-type="float">
            <text:p>0,000391</text:p>
          </table:table-cell>
          <table:table-cell table:style-name="ce15" table:formula="of:=([.B9]-[.G$4])^2" office:value-type="float" office:value="0.000199571680524064" calcext:value-type="float">
            <text:p>0,000200</text:p>
          </table:table-cell>
          <table:table-cell table:style-name="ce19" table:formula="of:=([.C9]-[.H$4])^2" office:value-type="float" office:value="0.0030688082640463" calcext:value-type="float">
            <text:p>0,003069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128118543713784" calcext:value-type="float">
            <text:p>0,001281</text:p>
          </table:table-cell>
          <table:table-cell table:style-name="ce16" table:formula="of:=([.B10]-[.G$4])^2" office:value-type="float" office:value="0.00171632653061227" calcext:value-type="float">
            <text:p>0,001716</text:p>
          </table:table-cell>
          <table:table-cell table:style-name="ce20" table:formula="of:=([.C10]-[.H$4])^2" office:value-type="float" office:value="0.000762811791383234" calcext:value-type="float">
            <text:p>0,00076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MLJNODISC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2" office:value-type="float" office:value="0.971428571428571" calcext:value-type="float">
            <text:p>0.971</text:p>
          </table:table-cell>
          <table:table-cell table:style-name="ce2" office:value-type="float" office:value="0.628571428571429" calcext:value-type="float">
            <text:p>0.629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657142857142857" calcext:value-type="float">
            <text:p>0.657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/>
          <table:table-cell table:style-name="ce23" table:formula="of:=AVERAGE([.A2:.A18])" office:value-type="float" office:value="0.971666666666667" calcext:value-type="float">
            <text:p>0,97</text:p>
          </table:table-cell>
          <table:table-cell table:style-name="ce23" table:formula="of:=AVERAGE([.B2:.B18])" office:value-type="float" office:value="0.963174603174603" calcext:value-type="float">
            <text:p>0,96</text:p>
          </table:table-cell>
          <table:table-cell table:style-name="ce23" table:formula="of:=AVERAGE([.C2:.C18])" office:value-type="float" office:value="0.705238095238095" calcext:value-type="float">
            <text:p>0,71</text:p>
          </table:table-cell>
          <table:table-cell table:style-name="ce23" table:formula="of:=AVERAGE([.F4:.H4])" office:value-type="float" office:value="0.880026455026455" calcext:value-type="float">
            <text:p>0,88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/>
          <table:table-cell table:style-name="ce24" table:formula="of:=STDEV([.A2:.A18])" office:value-type="float" office:value="0.0231176670062697" calcext:value-type="float">
            <text:p>0,02</text:p>
          </table:table-cell>
          <table:table-cell table:style-name="ce24" table:formula="of:=STDEV([.B2:.B18])" office:value-type="float" office:value="0.0232298633273758" calcext:value-type="float">
            <text:p>0,02</text:p>
          </table:table-cell>
          <table:table-cell table:style-name="ce24" table:formula="of:=STDEV([.C2:.C18])" office:value-type="float" office:value="0.064533131562686" calcext:value-type="float">
            <text:p>0,06</text:p>
          </table:table-cell>
          <table:table-cell table:style-name="ce32" table:formula="of:=STDEV([.F4:.H4])" office:value-type="float" office:value="0.151430699739905" calcext:value-type="float">
            <text:p>0,15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771428571428571" calcext:value-type="float">
            <text:p>0.771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685714285714286" calcext:value-type="float">
            <text:p>0.686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771428571428571" calcext:value-type="float">
            <text:p>0.771</text:p>
          </table:table-cell>
          <table:table-cell table:style-name="ce5"/>
          <table:table-cell/>
          <table:table-cell table:style-name="ce25" table:formula="of:=[.F3]*([.F4]-[.$I$4])^2" office:value-type="float" office:value="0.0839792838946278" calcext:value-type="float">
            <text:p>0,0840</text:p>
          </table:table-cell>
          <table:table-cell table:style-name="ce27" table:formula="of:=[.G3]*([.G4]-[.$I$4])^2" office:value-type="float" office:value="0.0691361454046638" calcext:value-type="float">
            <text:p>0,0691</text:p>
          </table:table-cell>
          <table:table-cell table:style-name="ce29" table:formula="of:=[.H3]*([.H4]-[.$I$4])^2" office:value-type="float" office:value="0.305509707175051" calcext:value-type="float">
            <text:p>0,305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666666666666667" calcext:value-type="float">
            <text:p>0.667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458625136474342" calcext:value-type="float">
            <text:p>0,4586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0.833333333333333" calcext:value-type="float">
            <text:p>0.833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4" office:value-type="float" office:value="0.944444444444444" calcext:value-type="float">
            <text:p>0.944</text:p>
          </table:table-cell>
          <table:table-cell table:style-name="ce4" office:value-type="float" office:value="0.666666666666667" calcext:value-type="float">
            <text:p>0.667</text:p>
          </table:table-cell>
          <table:table-cell table:style-name="ce5"/>
          <table:table-cell/>
          <table:table-cell table:style-name="ce26" table:formula="of:=[.A21]" office:value-type="float" office:value="0.00406878936759887" calcext:value-type="float">
            <text:p>0</text:p>
          </table:table-cell>
          <table:table-cell table:style-name="ce28" table:formula="of:=[.B21]" office:value-type="float" office:value="0.00450582010582008" calcext:value-type="float">
            <text:p>0</text:p>
          </table:table-cell>
          <table:table-cell table:style-name="ce30" table:formula="of:=[.C21]" office:value-type="float" office:value="0.0359929705215416" calcext:value-type="float">
            <text:p>0,04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445675799949606" calcext:value-type="float">
            <text:p>0,04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503192716469303" calcext:value-type="float">
            <text:p>0,5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229312568237171" calcext:value-type="float">
            <text:p>0,2293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165065111092447" calcext:value-type="float">
            <text:p>0,0017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138.922493505452" calcext:value-type="float">
            <text:p>138,92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0406878936759887" calcext:value-type="float">
            <text:p>0</text:p>
          </table:table-cell>
          <table:table-cell table:style-name="ce40" table:formula="of:=SUM([.B22:.B37])" office:value-type="float" office:value="0.00450582010582008" calcext:value-type="float">
            <text:p>0</text:p>
          </table:table-cell>
          <table:table-cell table:style-name="ce41" table:formula="of:=SUM([.C22:.C37])" office:value-type="float" office:value="0.0359929705215416" calcext:value-type="float">
            <text:p>0,04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0000566893424037969" calcext:value-type="float">
            <text:p>0,000000</text:p>
          </table:table-cell>
          <table:table-cell table:style-name="ce14" table:formula="of:=([.B2]-[.G$4])^2" office:value-type="float" office:value="0.0000681279919375109" calcext:value-type="float">
            <text:p>0,000068</text:p>
          </table:table-cell>
          <table:table-cell table:style-name="ce18" table:formula="of:=([.C2]-[.H$4])^2" office:value-type="float" office:value="0.00587777777777773" calcext:value-type="float">
            <text:p>0,005878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802777777777777" calcext:value-type="float">
            <text:p>0,000803</text:p>
          </table:table-cell>
          <table:table-cell table:style-name="ce15" table:formula="of:=([.B3]-[.G$4])^2" office:value-type="float" office:value="0.00135610985134795" calcext:value-type="float">
            <text:p>0,001356</text:p>
          </table:table-cell>
          <table:table-cell table:style-name="ce19" table:formula="of:=([.C3]-[.H$4])^2" office:value-type="float" office:value="0.00231315192743766" calcext:value-type="float">
            <text:p>0,002313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0829988662131508" calcext:value-type="float">
            <text:p>0,000830</text:p>
          </table:table-cell>
          <table:table-cell table:style-name="ce15" table:formula="of:=([.B4]-[.G$4])^2" office:value-type="float" office:value="0.000412799193751565" calcext:value-type="float">
            <text:p>0,000413</text:p>
          </table:table-cell>
          <table:table-cell table:style-name="ce19" table:formula="of:=([.C4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802777777777777" calcext:value-type="float">
            <text:p>0,000803</text:p>
          </table:table-cell>
          <table:table-cell table:style-name="ce15" table:formula="of:=([.B5]-[.G$4])^2" office:value-type="float" office:value="0.000412799193751565" calcext:value-type="float">
            <text:p>0,000413</text:p>
          </table:table-cell>
          <table:table-cell table:style-name="ce19" table:formula="of:=([.C5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0000566893424037969" calcext:value-type="float">
            <text:p>0,000000</text:p>
          </table:table-cell>
          <table:table-cell table:style-name="ce15" table:formula="of:=([.B6]-[.G$4])^2" office:value-type="float" office:value="0.0000681279919375109" calcext:value-type="float">
            <text:p>0,000068</text:p>
          </table:table-cell>
          <table:table-cell table:style-name="ce19" table:formula="of:=([.C6]-[.H$4])^2" office:value-type="float" office:value="0.00438117913832193" calcext:value-type="float">
            <text:p>0,004381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0000566893424037969" calcext:value-type="float">
            <text:p>0,000000</text:p>
          </table:table-cell>
          <table:table-cell table:style-name="ce15" table:formula="of:=([.B7]-[.G$4])^2" office:value-type="float" office:value="0.0000681279919375109" calcext:value-type="float">
            <text:p>0,000068</text:p>
          </table:table-cell>
          <table:table-cell table:style-name="ce19" table:formula="of:=([.C7]-[.H$4])^2" office:value-type="float" office:value="0.000381179138321986" calcext:value-type="float">
            <text:p>0,000381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829988662131508" calcext:value-type="float">
            <text:p>0,000830</text:p>
          </table:table-cell>
          <table:table-cell table:style-name="ce15" table:formula="of:=([.B8]-[.G$4])^2" office:value-type="float" office:value="0.000412799193751565" calcext:value-type="float">
            <text:p>0,000413</text:p>
          </table:table-cell>
          <table:table-cell table:style-name="ce19" table:formula="of:=([.C8]-[.H$4])^2" office:value-type="float" office:value="0.00438117913832193" calcext:value-type="float">
            <text:p>0,004381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0802777777777777" calcext:value-type="float">
            <text:p>0,000803</text:p>
          </table:table-cell>
          <table:table-cell table:style-name="ce15" table:formula="of:=([.B9]-[.G$4])^2" office:value-type="float" office:value="0.00135610985134795" calcext:value-type="float">
            <text:p>0,001356</text:p>
          </table:table-cell>
          <table:table-cell table:style-name="ce19" table:formula="of:=([.C9]-[.H$4])^2" office:value-type="float" office:value="0.00148775510204079" calcext:value-type="float">
            <text:p>0,001488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0000308641975308492" calcext:value-type="float">
            <text:p>0,000000</text:p>
          </table:table-cell>
          <table:table-cell table:style-name="ce16" table:formula="of:=([.B10]-[.G$4])^2" office:value-type="float" office:value="0.000350818846056953" calcext:value-type="float">
            <text:p>0,000351</text:p>
          </table:table-cell>
          <table:table-cell table:style-name="ce20" table:formula="of:=([.C10]-[.H$4])^2" office:value-type="float" office:value="0.0164083900226756" calcext:value-type="float">
            <text:p>0,016408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MLJDISCR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2" office:value-type="float" office:value="0.971428571428571" calcext:value-type="float">
            <text:p>0.971</text:p>
          </table:table-cell>
          <table:table-cell table:style-name="ce2" office:value-type="float" office:value="1" calcext:value-type="float">
            <text:p>1.000</text:p>
          </table:table-cell>
          <table:table-cell table:style-name="ce2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style-name="ce3" office:value-type="float" office:value="0.857142857142857" calcext:value-type="float">
            <text:p>0.857</text:p>
          </table:table-cell>
          <table:table-cell table:style-name="ce3" office:value-type="float" office:value="0.885714285714286" calcext:value-type="float">
            <text:p>0.886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3" table:formula="of:=AVERAGE([.A2:.A18])" office:value-type="float" office:value="0.903888888888889" calcext:value-type="float">
            <text:p>0,9</text:p>
          </table:table-cell>
          <table:table-cell table:style-name="ce23" table:formula="of:=AVERAGE([.B2:.B18])" office:value-type="float" office:value="0.912460317460318" calcext:value-type="float">
            <text:p>0,91</text:p>
          </table:table-cell>
          <table:table-cell table:style-name="ce23" table:formula="of:=AVERAGE([.C2:.C18])" office:value-type="float" office:value="0.951904761904762" calcext:value-type="float">
            <text:p>0,95</text:p>
          </table:table-cell>
          <table:table-cell table:style-name="ce23" table:formula="of:=AVERAGE([.F4:.H4])" office:value-type="float" office:value="0.922751322751323" calcext:value-type="float">
            <text:p>0,92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942857142857143" calcext:value-type="float">
            <text:p>0.943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528921265928452" calcext:value-type="float">
            <text:p>0,05</text:p>
          </table:table-cell>
          <table:table-cell table:style-name="ce24" table:formula="of:=STDEV([.B2:.B18])" office:value-type="float" office:value="0.0564454428227213" calcext:value-type="float">
            <text:p>0,06</text:p>
          </table:table-cell>
          <table:table-cell table:style-name="ce24" table:formula="of:=STDEV([.C2:.C18])" office:value-type="float" office:value="0.0328494312278795" calcext:value-type="float">
            <text:p>0,03</text:p>
          </table:table-cell>
          <table:table-cell table:style-name="ce32" table:formula="of:=STDEV([.F4:.H4])" office:value-type="float" office:value="0.025608779896624" calcext:value-type="float">
            <text:p>0,03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885714285714286" calcext:value-type="float">
            <text:p>0.886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style-name="ce3" office:value-type="float" office:value="0.914285714285714" calcext:value-type="float">
            <text:p>0.914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885714285714286" calcext:value-type="float">
            <text:p>0.886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5"/>
          <table:table-cell/>
          <table:table-cell table:style-name="ce25" table:formula="of:=[.F3]*([.F4]-[.$I$4])^2" office:value-type="float" office:value="0.00355791411214694" calcext:value-type="float">
            <text:p>0,0036</text:p>
          </table:table-cell>
          <table:table-cell table:style-name="ce27" table:formula="of:=[.G3]*([.G4]-[.$I$4])^2" office:value-type="float" office:value="0.00105904789899498" calcext:value-type="float">
            <text:p>0,0011</text:p>
          </table:table-cell>
          <table:table-cell table:style-name="ce29" table:formula="of:=[.H3]*([.H4]-[.$I$4])^2" office:value-type="float" office:value="0.00849923014473273" calcext:value-type="float">
            <text:p>0,008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 table:style-name="ce3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131161921558746" calcext:value-type="float">
            <text:p>0,0131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0.833333333333333" calcext:value-type="float">
            <text:p>0.833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4" office:value-type="float" office:value="0.833333333333333" calcext:value-type="float">
            <text:p>0.833</text:p>
          </table:table-cell>
          <table:table-cell table:style-name="ce4" office:value-type="float" office:value="0.916666666666667" calcext:value-type="float">
            <text:p>0.917</text:p>
          </table:table-cell>
          <table:table-cell table:style-name="ce5"/>
          <table:table-cell/>
          <table:table-cell table:style-name="ce26" table:formula="of:=[.A21]" office:value-type="float" office:value="0.020200107079869" calcext:value-type="float">
            <text:p>0,02</text:p>
          </table:table-cell>
          <table:table-cell table:style-name="ce28" table:formula="of:=[.B21]" office:value-type="float" office:value="0.0224137125220458" calcext:value-type="float">
            <text:p>0,02</text:p>
          </table:table-cell>
          <table:table-cell table:style-name="ce30" table:formula="of:=[.C21]" office:value-type="float" office:value="0.00847004283194761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510838624338624" calcext:value-type="float">
            <text:p>0,05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64200054589737" calcext:value-type="float">
            <text:p>0,06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655809607793732" calcext:value-type="float">
            <text:p>0,0066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189199490495787" calcext:value-type="float">
            <text:p>0,0019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3.46623347703115" calcext:value-type="float">
            <text:p>3,47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20200107079869" calcext:value-type="float">
            <text:p>0,02</text:p>
          </table:table-cell>
          <table:table-cell table:style-name="ce40" table:formula="of:=SUM([.B22:.B37])" office:value-type="float" office:value="0.0224137125220458" calcext:value-type="float">
            <text:p>0,02</text:p>
          </table:table-cell>
          <table:table-cell table:style-name="ce41" table:formula="of:=SUM([.C22:.C37])" office:value-type="float" office:value="0.00847004283194761" calcext:value-type="float">
            <text:p>0,01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456160871756104" calcext:value-type="float">
            <text:p>0,004562</text:p>
          </table:table-cell>
          <table:table-cell table:style-name="ce14" table:formula="of:=([.B2]-[.G$4])^2" office:value-type="float" office:value="0.00766319601914837" calcext:value-type="float">
            <text:p>0,007663</text:p>
          </table:table-cell>
          <table:table-cell table:style-name="ce18" table:formula="of:=([.C2]-[.H$4])^2" office:value-type="float" office:value="0.0000818594104308356" calcext:value-type="float">
            <text:p>0,000082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151852481733435" calcext:value-type="float">
            <text:p>0,001519</text:p>
          </table:table-cell>
          <table:table-cell table:style-name="ce15" table:formula="of:=([.B3]-[.G$4])^2" office:value-type="float" office:value="0.000923966994205091" calcext:value-type="float">
            <text:p>0,000924</text:p>
          </table:table-cell>
          <table:table-cell table:style-name="ce19" table:formula="of:=([.C3]-[.H$4])^2" office:value-type="float" office:value="0.00231315192743764" calcext:value-type="float">
            <text:p>0,002313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218519148400102" calcext:value-type="float">
            <text:p>0,002185</text:p>
          </table:table-cell>
          <table:table-cell table:style-name="ce15" table:formula="of:=([.B4]-[.G$4])^2" office:value-type="float" office:value="0.000715350214159726" calcext:value-type="float">
            <text:p>0,000715</text:p>
          </table:table-cell>
          <table:table-cell table:style-name="ce19" table:formula="of:=([.C4]-[.H$4])^2" office:value-type="float" office:value="0.0000818594104308356" calcext:value-type="float">
            <text:p>0,000082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151852481733435" calcext:value-type="float">
            <text:p>0,001519</text:p>
          </table:table-cell>
          <table:table-cell table:style-name="ce15" table:formula="of:=([.B5]-[.G$4])^2" office:value-type="float" office:value="0.000923966994205091" calcext:value-type="float">
            <text:p>0,000924</text:p>
          </table:table-cell>
          <table:table-cell table:style-name="ce19" table:formula="of:=([.C5]-[.H$4])^2" office:value-type="float" office:value="0.000381179138321981" calcext:value-type="float">
            <text:p>0,000381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330316200554284" calcext:value-type="float">
            <text:p>0,000330</text:p>
          </table:table-cell>
          <table:table-cell table:style-name="ce15" table:formula="of:=([.B6]-[.G$4])^2" office:value-type="float" office:value="0.000715350214159726" calcext:value-type="float">
            <text:p>0,000715</text:p>
          </table:table-cell>
          <table:table-cell table:style-name="ce19" table:formula="of:=([.C6]-[.H$4])^2" office:value-type="float" office:value="0.00231315192743764" calcext:value-type="float">
            <text:p>0,00231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108093978332067" calcext:value-type="float">
            <text:p>0,000108</text:p>
          </table:table-cell>
          <table:table-cell table:style-name="ce15" table:formula="of:=([.B7]-[.G$4])^2" office:value-type="float" office:value="0.000923966994205091" calcext:value-type="float">
            <text:p>0,000924</text:p>
          </table:table-cell>
          <table:table-cell table:style-name="ce19" table:formula="of:=([.C7]-[.H$4])^2" office:value-type="float" office:value="0.00141519274376419" calcext:value-type="float">
            <text:p>0,001415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rifiuto" calcext:value-type="string">
            <text:p>rifiu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330316200554284" calcext:value-type="float">
            <text:p>0,000330</text:p>
          </table:table-cell>
          <table:table-cell table:style-name="ce15" table:formula="of:=([.B8]-[.G$4])^2" office:value-type="float" office:value="0.000715350214159726" calcext:value-type="float">
            <text:p>0,000715</text:p>
          </table:table-cell>
          <table:table-cell table:style-name="ce19" table:formula="of:=([.C8]-[.H$4])^2" office:value-type="float" office:value="0.00141519274376419" calcext:value-type="float">
            <text:p>0,001415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466944444444442" calcext:value-type="float">
            <text:p>0,004669</text:p>
          </table:table-cell>
          <table:table-cell table:style-name="ce15" table:formula="of:=([.B9]-[.G$4])^2" office:value-type="float" office:value="0.00357148526077094" calcext:value-type="float">
            <text:p>0,003571</text:p>
          </table:table-cell>
          <table:table-cell table:style-name="ce19" table:formula="of:=([.C9]-[.H$4])^2" office:value-type="float" office:value="0.000412799193751569" calcext:value-type="float">
            <text:p>0,000413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497808641975314" calcext:value-type="float">
            <text:p>0,004978</text:p>
          </table:table-cell>
          <table:table-cell table:style-name="ce16" table:formula="of:=([.B10]-[.G$4])^2" office:value-type="float" office:value="0.00626107961703207" calcext:value-type="float">
            <text:p>0,006261</text:p>
          </table:table-cell>
          <table:table-cell table:style-name="ce20" table:formula="of:=([.C10]-[.H$4])^2" office:value-type="float" office:value="0.0000556563366087231" calcext:value-type="float">
            <text:p>0,000056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SVLN" table:style-name="ta1" table:print="false">
        <table:table-column table:style-name="co1" table:number-columns-repeated="4" table:default-cell-style-name="ce6"/>
        <table:table-column table:style-name="co1" table:default-cell-style-name="ce21"/>
        <table:table-column table:style-name="co1" table:number-columns-repeated="4" table:default-cell-style-name="ce6"/>
        <table:table-column table:style-name="co1" table:default-cell-style-name="ce7"/>
        <table:table-column table:style-name="co1" table:number-columns-repeated="243" table:default-cell-style-name="ce6"/>
        <table:table-row table:style-name="ro1"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5"/>
          <table:table-cell table:number-columns-repeated="249"/>
        </table:table-row>
        <table:table-row table:style-name="ro1">
          <table:table-cell table:number-columns-repeated="2" table:style-name="ce2" office:value-type="float" office:value="1" calcext:value-type="float">
            <text:p>1.000</text:p>
          </table:table-cell>
          <table:table-cell table:style-name="ce2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1" office:value-type="string" calcext:value-type="string">
            <text:p>ALEPH</text:p>
          </table:table-cell>
          <table:table-cell table:style-name="ce1" office:value-type="string" calcext:value-type="string">
            <text:p>PROGOL</text:p>
          </table:table-cell>
          <table:table-cell table:style-name="ce1" office:value-type="string" calcext:value-type="string">
            <text:p>FOIL</text:p>
          </table:table-cell>
          <table:table-cell table:style-name="ce31" office:value-type="string" calcext:value-type="string">
            <text:p>generale</text:p>
          </table:table-cell>
          <table:table-cell table:number-columns-repeated="244"/>
        </table:table-row>
        <table:table-row table:style-name="ro1">
          <table:table-cell table:style-name="ce3" office:value-type="float" office:value="0.971428571428571" calcext:value-type="float">
            <text:p>0.971</text:p>
          </table:table-cell>
          <table:table-cell table:style-name="ce3" office:value-type="float" office:value="0.914285714285714" calcext:value-type="float">
            <text:p>0.914</text:p>
          </table:table-cell>
          <table:table-cell table:style-name="ce3" office:value-type="float" office:value="0.885714285714286" calcext:value-type="float">
            <text:p>0.886</text:p>
          </table:table-cell>
          <table:table-cell table:style-name="ce5"/>
          <table:table-cell/>
          <table:table-cell table:style-name="ce22" table:formula="of:=COUNT([.A1:.A18])" office:value-type="float" office:value="10" calcext:value-type="float">
            <text:p>10</text:p>
          </table:table-cell>
          <table:table-cell table:style-name="ce22" table:formula="of:=COUNT([.B1:.B18])" office:value-type="float" office:value="10" calcext:value-type="float">
            <text:p>10</text:p>
          </table:table-cell>
          <table:table-cell table:style-name="ce22" table:formula="of:=COUNT([.C1:.C18])" office:value-type="float" office:value="10" calcext:value-type="float">
            <text:p>10</text:p>
          </table:table-cell>
          <table:table-cell table:style-name="ce22" table:formula="of:=SUM([.F3:.H3])" office:value-type="float" office:value="30" calcext:value-type="float">
            <text:p>30</text:p>
          </table:table-cell>
          <table:table-cell office:value-type="string" calcext:value-type="string">
            <text:p>dimensione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3" table:formula="of:=AVERAGE([.A2:.A18])" office:value-type="float" office:value="0.97468253968254" calcext:value-type="float">
            <text:p>0,97</text:p>
          </table:table-cell>
          <table:table-cell table:style-name="ce23" table:formula="of:=AVERAGE([.B2:.B18])" office:value-type="float" office:value="0.974603174603174" calcext:value-type="float">
            <text:p>0,97</text:p>
          </table:table-cell>
          <table:table-cell table:style-name="ce23" table:formula="of:=AVERAGE([.C2:.C18])" office:value-type="float" office:value="0.954444444444444" calcext:value-type="float">
            <text:p>0,95</text:p>
          </table:table-cell>
          <table:table-cell table:style-name="ce23" table:formula="of:=AVERAGE([.F4:.H4])" office:value-type="float" office:value="0.967910052910053" calcext:value-type="float">
            <text:p>0,97</text:p>
          </table:table-cell>
          <table:table-cell office:value-type="string" calcext:value-type="string">
            <text:p>media</text:p>
          </table:table-cell>
          <table:table-cell table:number-columns-repeated="243"/>
        </table:table-row>
        <table:table-row table:style-name="ro1"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71428571428571" calcext:value-type="float">
            <text:p>0.971</text:p>
          </table:table-cell>
          <table:table-cell table:style-name="ce5"/>
          <table:table-cell/>
          <table:table-cell table:style-name="ce24" table:formula="of:=STDEV([.A2:.A18])" office:value-type="float" office:value="0.024365783098834" calcext:value-type="float">
            <text:p>0,02</text:p>
          </table:table-cell>
          <table:table-cell table:style-name="ce24" table:formula="of:=STDEV([.B2:.B18])" office:value-type="float" office:value="0.0310956301691327" calcext:value-type="float">
            <text:p>0,03</text:p>
          </table:table-cell>
          <table:table-cell table:style-name="ce24" table:formula="of:=STDEV([.C2:.C18])" office:value-type="float" office:value="0.0308134629623812" calcext:value-type="float">
            <text:p>0,03</text:p>
          </table:table-cell>
          <table:table-cell table:style-name="ce32" table:formula="of:=STDEV([.F4:.H4])" office:value-type="float" office:value="0.0116616265253074" calcext:value-type="float">
            <text:p>0,01</text:p>
          </table:table-cell>
          <table:table-cell office:value-type="string" calcext:value-type="string">
            <text:p>dev.standard</text:p>
          </table:table-cell>
          <table:table-cell table:number-columns-repeated="243"/>
        </table:table-row>
        <table:table-row table:style-name="ro1">
          <table:table-cell table:style-name="ce3" office:value-type="float" office:value="0.971428571428571" calcext:value-type="float">
            <text:p>0.971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Default" table:number-columns-repeated="2"/>
          <table:table-cell/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gruppi</text:p>
          </table:table-cell>
          <table:table-cell table:number-columns-repeated="243"/>
        </table:table-row>
        <table:table-row table:style-name="ro1">
          <table:table-cell table:number-columns-repeated="3" table:style-name="ce3" office:value-type="float" office:value="0.971428571428571" calcext:value-type="float">
            <text:p>0.971</text:p>
          </table:table-cell>
          <table:table-cell table:style-name="ce5"/>
          <table:table-cell table:style-name="Default" table:number-columns-repeated="2"/>
          <table:table-cell table:number-columns-repeated="247"/>
        </table:table-row>
        <table:table-row table:style-name="ro1">
          <table:table-cell table:number-columns-repeated="2" table:style-name="ce3" office:value-type="float" office:value="0.971428571428571" calcext:value-type="float">
            <text:p>0.971</text:p>
          </table:table-cell>
          <table:table-cell table:style-name="ce3" office:value-type="float" office:value="0.942857142857143" calcext:value-type="float">
            <text:p>0.943</text:p>
          </table:table-cell>
          <table:table-cell table:style-name="ce5"/>
          <table:table-cell/>
          <table:table-cell table:style-name="ce25" table:formula="of:=[.F3]*([.F4]-[.$I$4])^2" office:value-type="float" office:value="0.000458665770835082" calcext:value-type="float">
            <text:p>0,0005</text:p>
          </table:table-cell>
          <table:table-cell table:style-name="ce27" table:formula="of:=[.G3]*([.G4]-[.$I$4])^2" office:value-type="float" office:value="0.000447978779989355" calcext:value-type="float">
            <text:p>0,0004</text:p>
          </table:table-cell>
          <table:table-cell table:style-name="ce29" table:formula="of:=[.H3]*([.H4]-[.$I$4])^2" office:value-type="float" office:value="0.00181322611349062" calcext:value-type="float">
            <text:p>0,0018</text:p>
          </table:table-cell>
          <table:table-cell table:style-name="Default"/>
          <table:table-cell table:number-columns-repeated="244"/>
        </table:table-row>
        <table:table-row table:style-name="ro1">
          <table:table-cell table:style-name="ce3" office:value-type="float" office:value="0.916666666666667" calcext:value-type="float">
            <text:p>0.917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Default"/>
          <table:table-cell table:number-columns-repeated="2"/>
          <table:table-cell table:style-name="ce33" table:formula="of:=SUM([.F8:.H8])" office:value-type="float" office:value="0.00271987066431505" calcext:value-type="float">
            <text:p>0,0027</text:p>
          </table:table-cell>
          <table:table-cell office:value-type="string" calcext:value-type="string">
            <text:p>Somma dei quadrati intergruppo</text:p>
          </table:table-cell>
          <table:table-cell table:number-columns-repeated="243"/>
        </table:table-row>
        <table:table-row table:style-name="ro1">
          <table:table-cell table:style-name="ce3" office:value-type="float" office:value="0.972222222222222" calcext:value-type="float">
            <text:p>0.972</text:p>
          </table:table-cell>
          <table:table-cell table:style-name="ce3" office:value-type="float" office:value="0.944444444444444" calcext:value-type="float">
            <text:p>0.944</text:p>
          </table:table-cell>
          <table:table-cell table:style-name="ce3" office:value-type="float" office:value="1" calcext:value-type="float">
            <text:p>1.000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4" office:value-type="float" office:value="0.972222222222222" calcext:value-type="float">
            <text:p>0.972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.972222222222222" calcext:value-type="float">
            <text:p>0.972</text:p>
          </table:table-cell>
          <table:table-cell table:style-name="ce5"/>
          <table:table-cell/>
          <table:table-cell table:style-name="ce26" table:formula="of:=[.A21]" office:value-type="float" office:value="0.00533716931216928" calcext:value-type="float">
            <text:p>0,01</text:p>
          </table:table-cell>
          <table:table-cell table:style-name="ce28" table:formula="of:=[.B21]" office:value-type="float" office:value="0.00805744520030241" calcext:value-type="float">
            <text:p>0,01</text:p>
          </table:table-cell>
          <table:table-cell table:style-name="ce30" table:formula="of:=[.C21]" office:value-type="float" office:value="0.0082291761148903" calcext:value-type="float">
            <text:p>0,01</text:p>
          </table:table-cell>
          <table:table-cell table:number-columns-repeated="245"/>
        </table:table-row>
        <table:table-row table:style-name="ro1">
          <table:table-cell table:style-name="ce5" table:number-columns-repeated="2"/>
          <table:table-cell/>
          <table:table-cell table:style-name="ce5"/>
          <table:table-cell/>
          <table:table-cell table:style-name="Default"/>
          <table:table-cell table:number-columns-repeated="2"/>
          <table:table-cell table:style-name="ce31" table:formula="of:=SUM([.F11:.H11])" office:value-type="float" office:value="0.021623790627362" calcext:value-type="float">
            <text:p>0,02</text:p>
          </table:table-cell>
          <table:table-cell office:value-type="string" calcext:value-type="string">
            <text:p>Somma dei quadrati intragruppo</text:p>
          </table:table-cell>
          <table:table-cell table:number-columns-repeated="243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49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number-columns-repeated="2"/>
          <table:table-cell table:style-name="ce31" table:formula="of:=[.I12]+[.I9]" office:value-type="float" office:value="0.024343661291677" calcext:value-type="float">
            <text:p>0,02</text:p>
          </table:table-cell>
          <table:table-cell office:value-type="string" calcext:value-type="string">
            <text:p>Somma dei quadrati totale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252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ce33" table:formula="of:=[.I9]/([.I6]-1)" office:value-type="float" office:value="0.00135993533215753" calcext:value-type="float">
            <text:p>0,0014</text:p>
          </table:table-cell>
          <table:table-cell office:value-type="string" calcext:value-type="string">
            <text:p>Quadrati medi intergruppo</text:p>
          </table:table-cell>
          <table:table-cell table:number-columns-repeated="243"/>
        </table:table-row>
        <table:table-row table:style-name="ro1">
          <table:table-cell table:style-name="ce5"/>
          <table:table-cell table:number-columns-repeated="7"/>
          <table:table-cell table:style-name="ce33" table:formula="of:=[.I12]/([.I3]-[.I6])" office:value-type="float" office:value="0.00080088113434674" calcext:value-type="float">
            <text:p>0,0008</text:p>
          </table:table-cell>
          <table:table-cell office:value-type="string" calcext:value-type="string">
            <text:p>Quadrati medi intragruppo</text:p>
          </table:table-cell>
          <table:table-cell table:number-columns-repeated="243"/>
        </table:table-row>
        <table:table-row table:style-name="ro1">
          <table:table-cell table:number-columns-repeated="253"/>
        </table:table-row>
        <table:table-row table:style-name="ro1">
          <table:table-cell table:number-columns-repeated="8"/>
          <table:table-cell table:style-name="ce34" table:formula="of:=[.I16]/[.I17]" office:value-type="float" office:value="1.69804890368256" calcext:value-type="float">
            <text:p>1,70</text:p>
          </table:table-cell>
          <table:table-cell office:value-type="string" calcext:value-type="string">
            <text:p>Consuntivo</text:p>
          </table:table-cell>
          <table:table-cell table:number-columns-repeated="243"/>
        </table:table-row>
        <table:table-row table:style-name="ro1">
          <table:table-cell table:style-name="ce7" office:value-type="string" calcext:value-type="string">
            <text:p>Quadrati intragruppo</text:p>
          </table:table-cell>
          <table:table-cell table:number-columns-repeated="7"/>
          <table:table-cell table:style-name="ce35"/>
          <table:table-cell table:style-name="Default"/>
          <table:table-cell table:number-columns-repeated="243"/>
        </table:table-row>
        <table:table-row table:style-name="ro1">
          <table:table-cell table:style-name="ce39" table:formula="of:=SUM([.A22:.A37])" office:value-type="float" office:value="0.00533716931216928" calcext:value-type="float">
            <text:p>0,01</text:p>
          </table:table-cell>
          <table:table-cell table:style-name="ce40" table:formula="of:=SUM([.B22:.B37])" office:value-type="float" office:value="0.00805744520030241" calcext:value-type="float">
            <text:p>0,01</text:p>
          </table:table-cell>
          <table:table-cell table:style-name="ce41" table:formula="of:=SUM([.C22:.C37])" office:value-type="float" office:value="0.0082291761148903" calcext:value-type="float">
            <text:p>0,01</text:p>
          </table:table-cell>
          <table:table-cell table:number-columns-repeated="5"/>
          <table:table-cell table:style-name="ce34" office:value-type="float" office:value="0.05" calcext:value-type="float">
            <text:p>0,05</text:p>
          </table:table-cell>
          <table:table-cell office:value-type="string" calcext:value-type="string">
            <text:p>Livello alfa</text:p>
          </table:table-cell>
          <table:table-cell table:number-columns-repeated="243"/>
        </table:table-row>
        <table:table-row table:style-name="ro1">
          <table:table-cell table:style-name="ce9" table:formula="of:=([.A2]-[.F$4])^2" office:value-type="float" office:value="0.000640973796926188" calcext:value-type="float">
            <text:p>0,000641</text:p>
          </table:table-cell>
          <table:table-cell table:style-name="ce14" table:formula="of:=([.B2]-[.G$4])^2" office:value-type="float" office:value="0.000644998740236848" calcext:value-type="float">
            <text:p>0,000645</text:p>
          </table:table-cell>
          <table:table-cell table:style-name="ce18" table:formula="of:=([.C2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4"/>
          <table:table-cell table:style-name="ce36" table:formula="of:=[.I6]-1" office:value-type="float" office:value="2" calcext:value-type="float">
            <text:p>2</text:p>
          </table:table-cell>
          <table:table-cell table:style-name="Default" office:value-type="string" calcext:value-type="string">
            <text:p>Gradi libertà numeratore</text:p>
          </table:table-cell>
          <table:table-cell table:number-columns-repeated="243"/>
        </table:table-row>
        <table:table-row table:style-name="ro1">
          <table:table-cell table:style-name="ce10" table:formula="of:=([.A3]-[.F$4])^2" office:value-type="float" office:value="0.0000105883093978341" calcext:value-type="float">
            <text:p>0,000011</text:p>
          </table:table-cell>
          <table:table-cell table:style-name="ce15" table:formula="of:=([.B3]-[.G$4])^2" office:value-type="float" office:value="0.0036381960191484" calcext:value-type="float">
            <text:p>0,003638</text:p>
          </table:table-cell>
          <table:table-cell table:style-name="ce19" table:formula="of:=([.C3]-[.H$4])^2" office:value-type="float" office:value="0.00472383471907276" calcext:value-type="float">
            <text:p>0,004724</text:p>
          </table:table-cell>
          <table:table-cell table:style-name="ce5"/>
          <table:table-cell table:number-columns-repeated="4"/>
          <table:table-cell table:style-name="ce36" table:formula="of:=[.I3]-[.I6]" office:value-type="float" office:value="27" calcext:value-type="float">
            <text:p>27</text:p>
          </table:table-cell>
          <table:table-cell office:value-type="string" calcext:value-type="string">
            <text:p>Gradi libertà denominatore</text:p>
          </table:table-cell>
          <table:table-cell table:number-columns-repeated="243"/>
        </table:table-row>
        <table:table-row table:style-name="ro1">
          <table:table-cell table:style-name="ce10" table:formula="of:=([.A4]-[.F$4])^2" office:value-type="float" office:value="0.000640973796926188" calcext:value-type="float">
            <text:p>0,000641</text:p>
          </table:table-cell>
          <table:table-cell table:style-name="ce15" table:formula="of:=([.B4]-[.G$4])^2" office:value-type="float" office:value="0.000644998740236848" calcext:value-type="float">
            <text:p>0,000645</text:p>
          </table:table-cell>
          <table:table-cell table:style-name="ce19" table:formula="of:=([.C4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4"/>
          <table:table-cell table:style-name="ce37"/>
          <table:table-cell table:number-columns-repeated="244"/>
        </table:table-row>
        <table:table-row table:style-name="ro1">
          <table:table-cell table:style-name="ce10" table:formula="of:=([.A5]-[.F$4])^2" office:value-type="float" office:value="0.000640973796926188" calcext:value-type="float">
            <text:p>0,000641</text:p>
          </table:table-cell>
          <table:table-cell table:style-name="ce15" table:formula="of:=([.B5]-[.G$4])^2" office:value-type="float" office:value="0.000644998740236848" calcext:value-type="float">
            <text:p>0,000645</text:p>
          </table:table-cell>
          <table:table-cell table:style-name="ce19" table:formula="of:=([.C5]-[.H$4])^2" office:value-type="float" office:value="0.000288460569412939" calcext:value-type="float">
            <text:p>0,000288</text:p>
          </table:table-cell>
          <table:table-cell table:style-name="ce5"/>
          <table:table-cell table:number-columns-repeated="4"/>
          <table:table-cell table:style-name="ce31" table:formula="of:=LEGACY.FINV([.I21];[.I22];[.I23])" office:value-type="float" office:value="3.3541308285292" calcext:value-type="float">
            <text:p>3,35</text:p>
          </table:table-cell>
          <table:table-cell office:value-type="string" calcext:value-type="string">
            <text:p>Quantile</text:p>
          </table:table-cell>
          <table:table-cell table:number-columns-repeated="243"/>
        </table:table-row>
        <table:table-row table:style-name="ro1">
          <table:table-cell table:style-name="ce10" table:formula="of:=([.A6]-[.F$4])^2" office:value-type="float" office:value="0.0000105883093978341" calcext:value-type="float">
            <text:p>0,000011</text:p>
          </table:table-cell>
          <table:table-cell table:style-name="ce15" table:formula="of:=([.B6]-[.G$4])^2" office:value-type="float" office:value="0.000644998740236848" calcext:value-type="float">
            <text:p>0,000645</text:p>
          </table:table-cell>
          <table:table-cell table:style-name="ce19" table:formula="of:=([.C6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7]-[.F$4])^2" office:value-type="float" office:value="0.0000105883093978341" calcext:value-type="float">
            <text:p>0,000011</text:p>
          </table:table-cell>
          <table:table-cell table:style-name="ce15" table:formula="of:=([.B7]-[.G$4])^2" office:value-type="float" office:value="0.0000100781053162012" calcext:value-type="float">
            <text:p>0,000010</text:p>
          </table:table-cell>
          <table:table-cell table:style-name="ce19" table:formula="of:=([.C7]-[.H$4])^2" office:value-type="float" office:value="0.000288460569412939" calcext:value-type="float">
            <text:p>0,000288</text:p>
          </table:table-cell>
          <table:table-cell table:style-name="ce5"/>
          <table:table-cell table:number-columns-repeated="4"/>
          <table:table-cell table:style-name="ce38" table:formula="of:=IF([.I19]&gt;[.I25];&quot;rifiuto&quot;;&quot;accetto&quot;)" office:value-type="string" office:string-value="accetto" calcext:value-type="string">
            <text:p>accetto</text:p>
          </table:table-cell>
          <table:table-cell office:value-type="string" calcext:value-type="string">
            <text:p>l'ipotesi che le medie tra i gruppi siano tutte uguali tra loro</text:p>
          </table:table-cell>
          <table:table-cell table:number-columns-repeated="243"/>
        </table:table-row>
        <table:table-row table:style-name="ro1">
          <table:table-cell table:style-name="ce10" table:formula="of:=([.A8]-[.F$4])^2" office:value-type="float" office:value="0.0000105883093978341" calcext:value-type="float">
            <text:p>0,000011</text:p>
          </table:table-cell>
          <table:table-cell table:style-name="ce15" table:formula="of:=([.B8]-[.G$4])^2" office:value-type="float" office:value="0.0000100781053162012" calcext:value-type="float">
            <text:p>0,000010</text:p>
          </table:table-cell>
          <table:table-cell table:style-name="ce19" table:formula="of:=([.C8]-[.H$4])^2" office:value-type="float" office:value="0.000134265558075077" calcext:value-type="float">
            <text:p>0,000134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0" table:formula="of:=([.A9]-[.F$4])^2" office:value-type="float" office:value="0.00336584152179383" calcext:value-type="float">
            <text:p>0,003366</text:p>
          </table:table-cell>
          <table:table-cell table:style-name="ce15" table:formula="of:=([.B9]-[.G$4])^2" office:value-type="float" office:value="0.000909549004787107" calcext:value-type="float">
            <text:p>0,000910</text:p>
          </table:table-cell>
          <table:table-cell table:style-name="ce19" table:formula="of:=([.C9]-[.H$4])^2" office:value-type="float" office:value="0.000316049382716045" calcext:value-type="float">
            <text:p>0,000316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1" table:formula="of:=([.A10]-[.F$4])^2" office:value-type="float" office:value="0.00000605316200554259" calcext:value-type="float">
            <text:p>0,000006</text:p>
          </table:table-cell>
          <table:table-cell table:style-name="ce16" table:formula="of:=([.B10]-[.G$4])^2" office:value-type="float" office:value="0.000909549004787107" calcext:value-type="float">
            <text:p>0,000910</text:p>
          </table:table-cell>
          <table:table-cell table:style-name="ce20" table:formula="of:=([.C10]-[.H$4])^2" office:value-type="float" office:value="0.00207530864197531" calcext:value-type="float">
            <text:p>0,002075</text:p>
          </table:table-cell>
          <table:table-cell table:style-name="ce5"/>
          <table:table-cell table:number-columns-repeated="249"/>
        </table:table-row>
        <table:table-row table:style-name="ro1">
          <table:table-cell table:style-name="ce12" table:number-columns-spanned="2" table:number-rows-spanned="7"/>
          <table:covered-table-cell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number-columns-repeated="2" table:style-name="ce5"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covered-table-cell table:style-name="ce5"/>
          <table:covered-table-cell/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253"/>
        </table:table-row>
        <table:table-row table:style-name="ro1">
          <table:table-cell table:style-name="Default"/>
          <table:table-cell table:number-columns-repeated="252"/>
        </table:table-row>
        <table:table-row table:style-name="ro1" table:number-rows-repeated="31960">
          <table:table-cell table:number-columns-repeated="253"/>
        </table:table-row>
        <table:table-row table:style-name="ro1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4P0"/>
    </number:currency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number:number-style style:name="N20110" number:language="en" number:country="GB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0:34:56.77058807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Massimo Borelli</meta:initial-creator>
    <meta:creation-date>2006-07-23T10:25:34</meta:creation-date>
    <dc:creator>Simo </dc:creator>
    <dc:date>2014-08-22T11:01:46.863173188</dc:date>
    <dc:language>it-IT</dc:language>
    <meta:editing-cycles>20</meta:editing-cycles>
    <meta:editing-duration>PT2H31M1S</meta:editing-duration>
    <meta:document-statistic meta:table-count="5" meta:cell-count="565" meta:object-count="0"/>
    <meta:user-defined meta:name="Info 1"/>
    <meta:user-defined meta:name="Info 2"/>
    <meta:user-defined meta:name="Info 3"/>
    <meta:user-defined meta:name="Info 4"/>
  </office:meta>
</office:document-meta>
</file>